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adornments="Regular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 style:list-style-name="L1">
      <style:text-properties fo:font-size="14pt" style:font-size-asian="14pt" style:font-size-complex="14pt"/>
    </style:style>
    <style:style style:name="P3" style:family="paragraph" style:parent-style-name="Standard" style:list-style-name="L2">
      <style:text-properties fo:font-size="14pt" style:font-size-asian="14pt" style:font-size-complex="14pt"/>
    </style:style>
    <style:style style:name="P4" style:family="paragraph" style:parent-style-name="Standard" style:list-style-name="L1">
      <style:text-properties fo:font-size="14pt" style:text-underline-style="solid" style:text-underline-width="auto" style:text-underline-color="font-color" officeooo:rsid="0005c354" officeooo:paragraph-rsid="0005c354" style:font-size-asian="14pt" style:font-size-complex="14pt"/>
    </style:style>
    <style:style style:name="P5" style:family="paragraph" style:parent-style-name="Standard" style:list-style-name="L2">
      <style:text-properties officeooo:paragraph-rsid="000cdd04"/>
    </style:style>
    <style:style style:name="T1" style:family="text">
      <style:text-properties officeooo:rsid="00020119"/>
    </style:style>
    <style:style style:name="T2" style:family="text">
      <style:text-properties officeooo:rsid="0003457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50860" style:font-weight-asian="bold" style:font-weight-complex="bold"/>
    </style:style>
    <style:style style:name="T5" style:family="text">
      <style:text-properties officeooo:rsid="00072472"/>
    </style:style>
    <style:style style:name="T6" style:family="text">
      <style:text-properties officeooo:rsid="00094b8a"/>
    </style:style>
    <style:style style:name="T7" style:family="text">
      <style:text-properties officeooo:rsid="00094f1b"/>
    </style:style>
    <style:style style:name="T8" style:family="text">
      <style:text-properties officeooo:rsid="000adf67"/>
    </style:style>
    <style:style style:name="T9" style:family="text">
      <style:text-properties officeooo:rsid="000cc200" fo:background-color="#fff200" loext:char-shading-value="0"/>
    </style:style>
    <style:style style:name="T10" style:family="text">
      <style:text-properties officeooo:rsid="00034579" fo:background-color="#fff200" loext:char-shading-value="0"/>
    </style:style>
    <style:style style:name="T11" style:family="text">
      <style:text-properties officeooo:rsid="00034579" fo:background-color="#fff200" loext:char-shading-value="0"/>
    </style:style>
    <style:style style:name="T12" style:family="text">
      <style:text-properties fo:font-size="14pt" officeooo:rsid="000cdd04" fo:background-color="#fff200" loext:char-shading-value="0" style:font-size-asian="14pt" style:font-size-complex="14pt"/>
    </style:style>
    <style:style style:name="T13" style:family="text">
      <style:text-properties fo:font-size="14pt" officeooo:rsid="0012f6f9" fo:background-color="#fff200" loext:char-shading-value="0" style:font-size-asian="14pt" style:font-size-complex="14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officeooo:rsid="000e636b"/>
    </style:style>
    <style:style style:name="T16" style:family="text">
      <style:text-properties officeooo:rsid="0010a5a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Liberation Serif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rivere un programma <text:span text:style-name="T5">in C++ </text:span>per realizzare una griglia <text:span text:style-name="T6">per la</text:span> battaglia navale (la dimensione massima non deve superare le 10 righe e 10 colonne) settata con tutti valori <text:span text:style-name="T1">impostati sul carattere “</text:span>A” (acqua). Successivamente <text:span text:style-name="T1">il gioco dovrà </text:span>genera<text:span text:style-name="T1">r</text:span>e casualmente <text:span text:style-name="T1">un certo numero di </text:span>navi (<text:span text:style-name="T1">carattere “</text:span>N”) <text:span text:style-name="T1">deciso dall’utente e stampare il nuovo tabellone.</text:span> <text:span text:style-name="T9">Controllare che non vengano generate, più di una volta, navi nella stessa posizione.</text:span></text:p>
      <text:p text:style-name="P1">Il programma dovrà eseguire le seguenti operazioni:</text:p>
      <text:list xml:id="list3816447446" text:style-name="L2">
        <text:list-item>
          <text:p text:style-name="P3">chiedere di inserire il numero di righe e di colonne che compongono il tabellone;</text:p>
        </text:list-item>
        <text:list-item>
          <text:p text:style-name="P3">resettare il tabellone con i valori A;</text:p>
        </text:list-item>
        <text:list-item>
          <text:p text:style-name="P3">stampare il tabellone;</text:p>
        </text:list-item>
        <text:list-item>
          <text:p text:style-name="P5"><text:span text:style-name="T14">riempire casualmente il tabellone </text:span><text:span text:style-name="T12">controlla</text:span><text:span text:style-name="T13">ndo che non ci siano</text:span><text:span text:style-name="T12"> ripetizioni;</text:span></text:p>
        </text:list-item>
        <text:list-item>
          <text:p text:style-name="P3">stampare il tabellone con le navi <text:span text:style-name="T7">appena </text:span>generate.</text:p>
        </text:list-item>
      </text:list>
      <text:p text:style-name="P1">Scrivere il programma impostando delle funzioni:</text:p>
      <text:list xml:id="list3404769030" text:style-name="L1">
        <text:list-item>
          <text:p text:style-name="P2"><text:span text:style-name="T4">inizializzaGriglia()</text:span> per inizializzare la griglia. La funzione accetta due parametri (un vettore di tipo char e la dimensione come int) e restituisce 1 se l'inizializzazione è andata a buon fine;</text:p>
          <text:p text:style-name="P4">int inizializzaGriglia(char<text:span text:style-name="T8">[]</text:span>, int);</text:p>
        </text:list-item>
        <text:list-item>
          <text:p text:style-name="P2"><text:span text:style-name="T4">stampaGriglia()</text:span> per stampare la griglia. La funzione accetta un vettore di tipo char, e due interi: uno per il numero di righe da visualizzare e uno per le colonne.</text:p>
          <text:p text:style-name="P4">void stampaGriglia(char<text:span text:style-name="T8">[]</text:span>, int, int);</text:p>
        </text:list-item>
        <text:list-item>
          <text:p text:style-name="P2"><text:span text:style-name="T4">generaNavi()</text:span> per inserire casualmente un certo numero di navi. La funzione accetterà in ingresso tre parametri: il vettore (di tipo char) la dimensione del vettore (int) e il numero di navi (int); <text:span text:style-name="T2">verrà restituito 1 se l’inserimento delle navi è andato a buon fine. </text:span><text:span text:style-name="T11">La funzione si accerterà di non generare due volte lo stesso valore.</text:span></text:p>
          <text:p text:style-name="P4">int generaNavi(char<text:span text:style-name="T8">[]</text:span>, int, int)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adornments="Regular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09:25:40.193000000</meta:creation-date>
    <dc:date>2020-04-02T19:48:15.720000000</dc:date>
    <meta:editing-duration>PT2H13M15S</meta:editing-duration>
    <meta:editing-cycles>16</meta:editing-cycles>
    <meta:generator>LibreOffice/6.1.5.2$Windows_X86_64 LibreOffice_project/90f8dcf33c87b3705e78202e3df5142b201bd805</meta:generator>
    <meta:document-statistic meta:table-count="0" meta:image-count="0" meta:object-count="0" meta:page-count="1" meta:paragraph-count="14" meta:word-count="259" meta:character-count="1611" meta:non-whitespace-character-count="1377"/>
  </office:meta>
</office:document-meta>
</file>